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bb58"/>
    </style:style>
    <style:style style:name="P2" style:family="paragraph" style:parent-style-name="Standard">
      <style:text-properties officeooo:paragraph-rsid="0017f935"/>
    </style:style>
    <style:style style:name="T1" style:family="text">
      <style:text-properties officeooo:rsid="001e7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fine microprocesador. ¿Qué otros nombres recibe?</text:p>
      <text:p text:style-name="P2">Es el cerebro del ordenador <text:span text:style-name="T1">y </text:span>el encargado de llevar a cabo todos los cálculos y procesos que requiere el sistema.</text:p>
      <text:p text:style-name="P2">Central Processing Unit, unidad central de proceso</text:p>
      <text:p text:style-name="P1"/>
      <text:p text:style-name="P1">2. ¿A qué nos referimos con el término núcleo cuando hablamos de microprocesadores? Diferencia entre mononúcleo y multinúcleo?</text:p>
      <text:p text:style-name="P1"/>
      <text:p text:style-name="P1"/>
      <text:p text:style-name="P1">3. ¿En los microprocesadores existe el término latencia? En caso afirmativo a que componente hace referencia y que es.</text:p>
      <text:p text:style-name="P1"/>
      <text:p text:style-name="P1"/>
      <text:p text:style-name="P1">4. ¿A qué llamamos FPU? ¿Qué otros nombres recibe?</text:p>
      <text:p text:style-name="P1"/>
      <text:p text:style-name="P1"/>
      <text:p text:style-name="P1">5. ¿Diferencia entre secuenciador y codificador? ¿Dónde se encuentran?</text:p>
      <text:p text:style-name="P1"/>
      <text:p text:style-name="P1"/>
      <text:p text:style-name="P1">6. Diferencia entre Bus trasero o BSB y Bus frontal o FSB.</text:p>
      <text:p text:style-name="P1"/>
      <text:p text:style-name="P1"/>
      <text:p text:style-name="P1">7. ¿Los procesadores tienen varias velocidades de proceso o una sola? ¿A qué llamamos factor multiplicador?</text:p>
      <text:p text:style-name="P1"/>
      <text:p text:style-name="P1"/>
      <text:p text:style-name="P1">8. ¿A qué llamamos Tecnología de Fabricación de microprocesadores? ¿Qué medidas se manejan actualmente?</text:p>
      <text:p text:style-name="P1"/>
      <text:p text:style-name="P1"/>
      <text:p text:style-name="P1">9. ¿Qué función tiene el encapsulado en el microprocesador?</text:p>
      <text:p text:style-name="P1"/>
      <text:p text:style-name="P1"/>
      <text:p text:style-name="P1">10. ¿Qué función tiene la pasta térmica y donde se aplica?</text:p>
      <text:p text:style-name="P1"/>
      <text:p text:style-name="P1"/>
      <text:p text:style-name="P1">11. ¿Por qué el disipador y el ventilador de la cpu van siempre unidos?</text:p>
      <text:p text:style-name="P1"/>
      <text:p text:style-name="P1"/>
      <text:p text:style-name="P1">12. Sabes a que llamamos tecnología CISC y RISC. Los microprocesadores de los pc que tipo de tecnología utilizan.</text:p>
      <text:p text:style-name="P1"/>
      <text:p text:style-name="P1"/>
      <text:p text:style-name="P1">13. ¿Qué características tenemos que tener en cuenta a la hora de elegir un microprocesador?</text:p>
      <text:p text:style-name="P1"/>
      <text:p text:style-name="P1"/>
      <text:p text:style-name="P1">14. ¿A qué denominamos Hyper Transport? ¿Es lo mismo que Hyper-Threading? Explique cada uno.</text:p>
      <text:p text:style-name="P1"/>
      <text:p text:style-name="P1"/>
      <text:p text:style-name="P1">15. ¿Por qué es necesario la refrigeración en los microprocesadores? Explique algunas como: la de aire, líquida, Peltier, por software?</text:p>
      <text:p text:style-name="P1"><text:soft-page-break/></text:p>
      <text:p text:style-name="P1"/>
      <text:p text:style-name="P1">16. ¿A qué llamamos Overclocking?¿Qué consecuencias puede tener?</text:p>
      <text:p text:style-name="P1"/>
      <text:p text:style-name="P1"/>
      <text:p text:style-name="P1">17. ¿Cuál el rango de temperaturas normal en los microprocesadores? ¿Los núcleos de un microprocesador pueden tener temperaturas distintas?</text:p>
      <text:p text:style-name="P1"/>
      <text:p text:style-name="P1"/>
      <text:p text:style-name="P1">18. Compare 2 procesadores actuales de al menos 4 núcleos uno de INTEL y otro de AMD y compare características.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6T13:17:04.387000000</meta:creation-date>
    <dc:date>2020-11-16T13:34:08.984000000</dc:date>
    <meta:editing-duration>PT6M54S</meta:editing-duration>
    <meta:editing-cycles>2</meta:editing-cycles>
    <meta:generator>LibreOffice/6.3.1.2$Windows_X86_64 LibreOffice_project/b79626edf0065ac373bd1df5c28bd630b4424273</meta:generator>
    <meta:document-statistic meta:table-count="0" meta:image-count="0" meta:object-count="0" meta:page-count="2" meta:paragraph-count="20" meta:word-count="281" meta:character-count="1783" meta:non-whitespace-character-count="1522"/>
  </office:meta>
</office:document-meta>
</file>